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87a1" officeooo:paragraph-rsid="000e87a1"/>
    </style:style>
    <style:style style:name="P2" style:family="paragraph" style:parent-style-name="Standard">
      <style:text-properties fo:font-size="14pt" fo:font-weight="bold" officeooo:rsid="000e87a1" officeooo:paragraph-rsid="000e87a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ee67b" officeooo:paragraph-rsid="001ee67b"/>
    </style:style>
    <style:style style:name="T1" style:family="text">
      <style:text-properties officeooo:rsid="001ee67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RD</text:span> ASSIGMENT</text:p>
      <text:p text:style-name="P2"/>
      <text:p text:style-name="P3">REVISAR TODOS LOS TODO.</text:p>
      <text:p text:style-name="P3">Explicar que es necesario que borre el archivo data.obj antes de ejecutar la demo o el Junit, pues de lo contrario no van a funcionar.</text:p>
      <text:p text:style-name="P3">Explicar que tiene que cargar la librería de telecharge porque no hemos sido capaces de que funcione correctamente.</text:p>
      <text:p text:style-name="P3"/>
      <text:p text:style-name="P3">Hemos implementado los usuarios en un unico array finalmente con una enumeracion..</text:p>
      <text:p text:style-name="P3"/>
      <text:p text:style-name="P3">Dentro de las pruebas de Application, no hemos probado ciertas cosas [poner ejemplos, no se me ocurren ahora xD] pues ya estaban probradas en las pruebas y Junit individuales, y aumentaba demasiado la complegidad de las prueb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87a1" officeooo:paragraph-rsid="000e87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101cm" style:shadow="none" fo:background-color="transparent" style:dynamic-spacing="true" draw:fill="none" draw:fill-color="#729fcf" draw:fill-image-width="0cm" draw:fill-image-height="0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Delgado del Cerro</text:p>
        <text:p text:style-name="MP1">Javier López C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32:30.408079364</meta:creation-date>
    <dc:date>2018-04-06T04:53:11.698328869</dc:date>
    <meta:editing-duration>PT2H12M28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5" meta:character-count="638" meta:non-whitespace-character-count="541"/>
  </office:meta>
</office:document-meta>
</file>